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 style:list-style-name="L1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6" style:family="paragraph" style:parent-style-name="Standard">
      <style:text-properties fo:font-weight="bold" officeooo:paragraph-rsid="0003ca98" style:language-asian="zh" style:country-asian="TW" style:font-weight-asian="bold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程式架構</text:p>
      <text:p text:style-name="Standard"/>
      <text:p text:style-name="Standard">health_web/</text:p>
      <text:p text:style-name="Standard">│</text:p>
      <text:p text:style-name="Standard">├── app.py</text:p>
      <text:p text:style-name="Standard">├── models.py</text:p>
      <text:p text:style-name="Standard">├── forms.py</text:p>
      <text:p text:style-name="Standard">├── ai_model.py</text:p>
      <text:p text:style-name="Standard">├── static/</text:p>
      <text:p text:style-name="Standard">│ <text:s text:c="2"/>├── css/</text:p>
      <text:p text:style-name="Standard">│ <text:s text:c="2"/>└── js/</text:p>
      <text:p text:style-name="Standard">│ <text:s text:c="6"/>└── chart.js</text:p>
      <text:p text:style-name="Standard">└── templates/</text:p>
      <text:p text:style-name="Standard"><text:s text:c="4"/>├── index.html</text:p>
      <text:p text:style-name="Standard"><text:s text:c="4"/>├── dashboard.html</text:p>
      <text:p text:style-name="Standard"><text:s text:c="4"/>└── result.html</text:p>
      <text:p text:style-name="Standard"/>
      <text:h text:style-name="Heading_20_2" text:outline-level="2">🧩 二、安裝必要套件</text:h>
      <text:p text:style-name="Text_20_body">打開終端機（或 VSCode Terminal），輸入：</text:p>
      <text:p text:style-name="P4"><text:span text:style-name="Source_20_Text">pip install flask flask_sqlalchemy flask_wtf chart_studio</text:span></text:p>
      <text:p text:style-name="Text_20_body">（可加 <text:span text:style-name="Source_20_Text">python -m venv venv</text:span> 建立虛擬環境）</text:p>
      <text:h text:style-name="Heading_20_2" text:outline-level="2">🧠 三、建立資料庫模型（models.py）</text:h>
      <text:p text:style-name="P2"><text:span text:style-name="Source_20_Text">from flask_sqlalchemy import SQLAlchemy</text:span></text:p>
      <text:p text:style-name="P2"/>
      <text:p text:style-name="P2"><text:span text:style-name="Source_20_Text">db = SQLAlchemy()</text:span></text:p>
      <text:p text:style-name="P2"/>
      <text:p text:style-name="P2"><text:span text:style-name="Source_20_Text">class UserData(db.Model):</text:span></text:p>
      <text:p text:style-name="P2"><text:span text:style-name="Source_20_Text"><text:s text:c="4"/>id = db.Column(db.Integer, primary_key=True)</text:span></text:p>
      <text:p text:style-name="P2"><text:span text:style-name="Source_20_Text"><text:s text:c="4"/>height = db.Column(db.Float)</text:span></text:p>
      <text:p text:style-name="P2"><text:span text:style-name="Source_20_Text"><text:s text:c="4"/>weight = db.Column(db.Float)</text:span></text:p>
      <text:p text:style-name="P2"><text:span text:style-name="Source_20_Text"><text:s text:c="4"/>sleep_hours = db.Column(db.Float)</text:span></text:p>
      <text:p text:style-name="P2"><text:span text:style-name="Source_20_Text"><text:s text:c="4"/>exercise_minutes = db.Column(db.Float)</text:span></text:p>
      <text:p text:style-name="P2"><text:span text:style-name="Source_20_Text"><text:s text:c="4"/>hba1c = db.Column(db.Float)</text:span></text:p>
      <text:p text:style-name="P4"><text:span text:style-name="Source_20_Text"><text:s text:c="4"/>prediction = db.Column(db.Float)</text:span></text:p>
      <text:h text:style-name="Heading_20_2" text:outline-level="2">🧾 四、建立表單（forms.py）</text:h>
      <text:p text:style-name="P2"><text:span text:style-name="Source_20_Text">from flask_wtf import FlaskForm</text:span></text:p>
      <text:p text:style-name="P2"><text:span text:style-name="Source_20_Text">from wtforms import FloatField, SubmitField</text:span></text:p>
      <text:p text:style-name="P2"><text:span text:style-name="Source_20_Text">from wtforms.validators import DataRequired</text:span></text:p>
      <text:p text:style-name="P2"/>
      <text:p text:style-name="P2"><text:span text:style-name="Source_20_Text">class HealthForm(FlaskForm):</text:span></text:p>
      <text:p text:style-name="P2"><text:span text:style-name="Source_20_Text"><text:s text:c="4"/>height = FloatField("身高 (cm)", validators=[DataRequired()])</text:span></text:p>
      <text:p text:style-name="P2"><text:span text:style-name="Source_20_Text"><text:s text:c="4"/>weight = FloatField("體重 (kg)", validators=[DataRequired()])</text:span></text:p>
      <text:p text:style-name="P2"><text:span text:style-name="Source_20_Text"><text:s text:c="4"/>sleep_hours = FloatField("睡眠時間 (小時)", validators=[DataRequired()])</text:span></text:p>
      <text:p text:style-name="P2"><text:span text:style-name="Source_20_Text"><text:s text:c="4"/>exercise_minutes = FloatField("運動時間 (分鐘)", validators=[DataRequired()])</text:span></text:p>
      <text:p text:style-name="P2"><text:span text:style-name="Source_20_Text"><text:s text:c="4"/>hba1c = FloatField("糖化血色素 (%)", validators=[DataRequired()])</text:span></text:p>
      <text:p text:style-name="P4"><text:span text:style-name="Source_20_Text"><text:s text:c="4"/>submit = SubmitField("分析")</text:span></text:p>
      <text:h text:style-name="Heading_20_2" text:outline-level="2"><text:soft-page-break/>🧮 五、分析邏輯（ai_model.py）</text:h>
      <text:p text:style-name="P2"><text:span text:style-name="Source_20_Text">def analyze(data):</text:span></text:p>
      <text:p text:style-name="P2"><text:span text:style-name="Source_20_Text"><text:s text:c="4"/>score = 100</text:span></text:p>
      <text:p text:style-name="P2"><text:span text:style-name="Source_20_Text"><text:s text:c="4"/>if data['sleep_hours'] &lt; 6:</text:span></text:p>
      <text:p text:style-name="P2"><text:span text:style-name="Source_20_Text"><text:s text:c="8"/>score -= 10</text:span></text:p>
      <text:p text:style-name="P2"><text:span text:style-name="Source_20_Text"><text:s text:c="4"/>if data['exercise_minutes'] &lt; 30:</text:span></text:p>
      <text:p text:style-name="P2"><text:span text:style-name="Source_20_Text"><text:s text:c="8"/>score -= 10</text:span></text:p>
      <text:p text:style-name="P2"><text:span text:style-name="Source_20_Text"><text:s text:c="4"/>if data['hba1c'] &gt; 6.5:</text:span></text:p>
      <text:p text:style-name="P2"><text:span text:style-name="Source_20_Text"><text:s text:c="8"/>score -= 20</text:span></text:p>
      <text:p text:style-name="P4"><text:span text:style-name="Source_20_Text"><text:s text:c="4"/>return max(score, 0)</text:span></text:p>
      <text:h text:style-name="Heading_20_2" text:outline-level="2">⚙️ 六、主程式（app.py）</text:h>
      <text:p text:style-name="P2"><text:span text:style-name="Source_20_Text">from flask import Flask, render_template, redirect, url_for</text:span></text:p>
      <text:p text:style-name="P2"><text:span text:style-name="Source_20_Text">from models import db, UserData</text:span></text:p>
      <text:p text:style-name="P2"><text:span text:style-name="Source_20_Text">from forms import HealthForm</text:span></text:p>
      <text:p text:style-name="P2"><text:span text:style-name="Source_20_Text">from ai_model import analyze</text:span></text:p>
      <text:p text:style-name="P2"/>
      <text:p text:style-name="P2"><text:span text:style-name="Source_20_Text">app = Flask(__name__)</text:span></text:p>
      <text:p text:style-name="P2"><text:span text:style-name="Source_20_Text">app.config['SECRET_KEY'] = 'your_secret'</text:span></text:p>
      <text:p text:style-name="P2"><text:span text:style-name="Source_20_Text">app.config['SQLALCHEMY_DATABASE_URI'] = 'sqlite:///health.db'</text:span></text:p>
      <text:p text:style-name="P2"><text:span text:style-name="Source_20_Text">db.init_app(app)</text:span></text:p>
      <text:p text:style-name="P2"/>
      <text:p text:style-name="P2"><text:span text:style-name="Source_20_Text">@app.route('/', methods=['GET', 'POST'])</text:span></text:p>
      <text:p text:style-name="P2"><text:span text:style-name="Source_20_Text">def index():</text:span></text:p>
      <text:p text:style-name="P2"><text:span text:style-name="Source_20_Text"><text:s text:c="4"/>form = HealthForm()</text:span></text:p>
      <text:p text:style-name="P2"><text:span text:style-name="Source_20_Text"><text:s text:c="4"/>if form.validate_on_submit():</text:span></text:p>
      <text:p text:style-name="P2"><text:span text:style-name="Source_20_Text"><text:s text:c="8"/>data = {</text:span></text:p>
      <text:p text:style-name="P2"><text:span text:style-name="Source_20_Text"><text:s text:c="12"/>'height': form.height.data,</text:span></text:p>
      <text:p text:style-name="P2"><text:span text:style-name="Source_20_Text"><text:s text:c="12"/>'weight': form.weight.data,</text:span></text:p>
      <text:p text:style-name="P2"><text:span text:style-name="Source_20_Text"><text:s text:c="12"/>'sleep_hours': form.sleep_hours.data,</text:span></text:p>
      <text:p text:style-name="P2"><text:span text:style-name="Source_20_Text"><text:s text:c="12"/>'exercise_minutes': form.exercise_minutes.data,</text:span></text:p>
      <text:p text:style-name="P2"><text:span text:style-name="Source_20_Text"><text:s text:c="12"/>'hba1c': form.hba1c.data</text:span></text:p>
      <text:p text:style-name="P2"><text:span text:style-name="Source_20_Text"><text:s text:c="8"/>}</text:span></text:p>
      <text:p text:style-name="P2"><text:span text:style-name="Source_20_Text"><text:s text:c="8"/>prediction = analyze(data)</text:span></text:p>
      <text:p text:style-name="P2"><text:span text:style-name="Source_20_Text"><text:s text:c="8"/>entry = UserData(**data, prediction=prediction)</text:span></text:p>
      <text:p text:style-name="P2"><text:span text:style-name="Source_20_Text"><text:s text:c="8"/>db.session.add(entry)</text:span></text:p>
      <text:p text:style-name="P2"><text:span text:style-name="Source_20_Text"><text:s text:c="8"/>db.session.commit()</text:span></text:p>
      <text:p text:style-name="P2"><text:span text:style-name="Source_20_Text"><text:s text:c="8"/>return redirect(url_for('dashboard'))</text:span></text:p>
      <text:p text:style-name="P2"><text:span text:style-name="Source_20_Text"><text:s text:c="4"/>return render_template('index.html', form=form)</text:span></text:p>
      <text:p text:style-name="P2"/>
      <text:p text:style-name="P2"><text:span text:style-name="Source_20_Text">@app.route('/dashboard')</text:span></text:p>
      <text:p text:style-name="P2"><text:span text:style-name="Source_20_Text">def dashboard():</text:span></text:p>
      <text:p text:style-name="P2"><text:span text:style-name="Source_20_Text"><text:s text:c="4"/>users = UserData.query.all()</text:span></text:p>
      <text:p text:style-name="P2"><text:span text:style-name="Source_20_Text"><text:s text:c="4"/>return render_template('dashboard.html', users=users)</text:span></text:p>
      <text:p text:style-name="P2"/>
      <text:p text:style-name="P2"><text:span text:style-name="Source_20_Text">if __name__ == "__main__":</text:span></text:p>
      <text:p text:style-name="P2"><text:span text:style-name="Source_20_Text"><text:s text:c="4"/>with app.app_context():</text:span></text:p>
      <text:p text:style-name="P2"><text:span text:style-name="Source_20_Text"><text:s text:c="8"/>db.create_all()</text:span></text:p>
      <text:p text:style-name="P4"><text:span text:style-name="Source_20_Text"><text:s text:c="4"/>app.run(debug=True)</text:span></text:p>
      <text:p text:style-name="Standard"/>
      <text:h text:style-name="P1" text:outline-level="2">🖼️ 七、前端頁面範例</text:h>
      <text:h text:style-name="Heading_20_3" text:outline-level="3">templates/index.html</text:h>
      <text:p text:style-name="P2"><text:span text:style-name="Source_20_Text">&lt;!DOCTYPE html&gt;</text:span></text:p>
      <text:p text:style-name="P2"><text:span text:style-name="Source_20_Text">&lt;html lang="zh-Hant"&gt;</text:span></text:p>
      <text:p text:style-name="P2"><text:span text:style-name="Source_20_Text">&lt;head&gt;</text:span></text:p>
      <text:p text:style-name="P2"><text:span text:style-name="Source_20_Text"><text:s text:c="4"/>&lt;meta charset="UTF-8"&gt;</text:span></text:p>
      <text:p text:style-name="P2"><text:span text:style-name="Source_20_Text"><text:s text:c="4"/>&lt;title&gt;健康數據輸入&lt;/title&gt;</text:span></text:p>
      <text:p text:style-name="P2"><text:span text:style-name="Source_20_Text">&lt;/head&gt;</text:span></text:p>
      <text:p text:style-name="P2"><text:span text:style-name="Source_20_Text">&lt;body&gt;</text:span></text:p>
      <text:p text:style-name="P2"><text:span text:style-name="Source_20_Text"><text:s text:c="4"/>&lt;h2&gt;輸入你的健康資料&lt;/h2&gt;</text:span></text:p>
      <text:p text:style-name="P2"><text:span text:style-name="Source_20_Text"><text:s text:c="4"/>&lt;form method="POST"&gt;</text:span></text:p>
      <text:p text:style-name="P2"><text:span text:style-name="Source_20_Text"><text:s text:c="8"/>{{ form.hidden_tag() }}</text:span></text:p>
      <text:p text:style-name="P2"><text:span text:style-name="Source_20_Text"><text:s text:c="8"/>{{ form.height.label }} {{ form.height(size=10) }}&lt;br&gt;</text:span></text:p>
      <text:p text:style-name="P2"><text:span text:style-name="Source_20_Text"><text:s text:c="8"/>{{ form.weight.label }} {{ form.weight(size=10) }}&lt;br&gt;</text:span></text:p>
      <text:p text:style-name="P2"><text:span text:style-name="Source_20_Text"><text:s text:c="8"/>{{ form.sleep_hours.label }} {{ form.sleep_hours(size=10) }}&lt;br&gt;</text:span></text:p>
      <text:p text:style-name="P2"><text:span text:style-name="Source_20_Text"><text:s text:c="8"/>{{ form.exercise_minutes.label }} {{ form.exercise_minutes(size=10) }}&lt;br&gt;</text:span></text:p>
      <text:p text:style-name="P2"><text:span text:style-name="Source_20_Text"><text:s text:c="8"/>{{ form.hba1c.label }} {{ form.hba1c(size=10) }}&lt;br&gt;&lt;br&gt;</text:span></text:p>
      <text:p text:style-name="P2"><text:span text:style-name="Source_20_Text"><text:s text:c="8"/>{{ form.submit() }}</text:span></text:p>
      <text:p text:style-name="P2"><text:span text:style-name="Source_20_Text"><text:s text:c="4"/>&lt;/form&gt;</text:span></text:p>
      <text:p text:style-name="P2"><text:span text:style-name="Source_20_Text">&lt;/body&gt;</text:span></text:p>
      <text:p text:style-name="P4"><text:span text:style-name="Source_20_Text">&lt;/html&gt;</text:span></text:p>
      <text:p text:style-name="Horizontal_20_Line"/>
      <text:h text:style-name="Heading_20_3" text:outline-level="3">templates/dashboard.html</text:h>
      <text:p text:style-name="P2"><text:span text:style-name="Source_20_Text">&lt;!DOCTYPE html&gt;</text:span></text:p>
      <text:p text:style-name="P2"><text:span text:style-name="Source_20_Text">&lt;html lang="zh-Hant"&gt;</text:span></text:p>
      <text:p text:style-name="P2"><text:span text:style-name="Source_20_Text">&lt;head&gt;</text:span></text:p>
      <text:p text:style-name="P2"><text:span text:style-name="Source_20_Text"><text:s text:c="2"/>&lt;meta charset="UTF-8"&gt;</text:span></text:p>
      <text:p text:style-name="P2"><text:span text:style-name="Source_20_Text"><text:s text:c="2"/>&lt;title&gt;健康儀表板&lt;/title&gt;</text:span></text:p>
      <text:p text:style-name="P2"><text:span text:style-name="Source_20_Text"><text:s text:c="2"/>&lt;script src="https://cdn.jsdelivr.net/npm/chart.js"&gt;&lt;/script&gt;</text:span></text:p>
      <text:p text:style-name="P2"><text:span text:style-name="Source_20_Text">&lt;/head&gt;</text:span></text:p>
      <text:p text:style-name="P2"><text:span text:style-name="Source_20_Text">&lt;body&gt;</text:span></text:p>
      <text:p text:style-name="P2"><text:span text:style-name="Source_20_Text"><text:s text:c="2"/>&lt;h2&gt;健康分析結果&lt;/h2&gt;</text:span></text:p>
      <text:p text:style-name="P2"><text:span text:style-name="Source_20_Text"><text:s text:c="2"/>&lt;canvas id="chart"&gt;&lt;/canvas&gt;</text:span></text:p>
      <text:p text:style-name="P2"/>
      <text:p text:style-name="P2"><text:span text:style-name="Source_20_Text"><text:s text:c="2"/>&lt;script&gt;</text:span></text:p>
      <text:p text:style-name="P2"><text:span text:style-name="Source_20_Text"><text:s text:c="4"/>const ctx = document.getElementById('chart');</text:span></text:p>
      <text:p text:style-name="P2"><text:span text:style-name="Source_20_Text"><text:s text:c="4"/>const chart = new Chart(ctx, {</text:span></text:p>
      <text:p text:style-name="P2"><text:span text:style-name="Source_20_Text"><text:s text:c="6"/>type: 'bar',</text:span></text:p>
      <text:p text:style-name="P2"><text:span text:style-name="Source_20_Text"><text:s text:c="6"/>data: {</text:span></text:p>
      <text:p text:style-name="P2"><text:span text:style-name="Source_20_Text"><text:s text:c="8"/>labels: {{ users|map(attribute='id')|list }},</text:span></text:p>
      <text:p text:style-name="P2"><text:span text:style-name="Source_20_Text"><text:s text:c="8"/>datasets: [{</text:span></text:p>
      <text:p text:style-name="P2"><text:span text:style-name="Source_20_Text"><text:s text:c="10"/>label: '健康分數',</text:span></text:p>
      <text:p text:style-name="P2"><text:span text:style-name="Source_20_Text"><text:s text:c="10"/>data: {{ users|map(attribute='prediction')|list }},</text:span></text:p>
      <text:p text:style-name="P2"><text:span text:style-name="Source_20_Text"><text:s text:c="10"/>borderWidth: 1,</text:span></text:p>
      <text:p text:style-name="P2"><text:span text:style-name="Source_20_Text"><text:s text:c="10"/>backgroundColor: 'rgba(75, 192, 192, 0.6)'</text:span></text:p>
      <text:p text:style-name="P2"><text:span text:style-name="Source_20_Text"><text:s text:c="8"/>}]</text:span></text:p>
      <text:p text:style-name="P2"><text:span text:style-name="Source_20_Text"><text:s text:c="6"/>}</text:span></text:p>
      <text:p text:style-name="P2"><text:span text:style-name="Source_20_Text"><text:s text:c="4"/>});</text:span></text:p>
      <text:p text:style-name="P2"><text:span text:style-name="Source_20_Text"><text:s text:c="2"/>&lt;/script&gt;</text:span></text:p>
      <text:p text:style-name="P2"><text:span text:style-name="Source_20_Text">&lt;/body&gt;</text:span></text:p>
      <text:p text:style-name="P4"><text:span text:style-name="Source_20_Text">&lt;/html&gt;</text:span></text:p>
      <text:p text:style-name="Horizontal_20_Line"><text:soft-page-break/></text:p>
      <text:h text:style-name="Heading_20_2" text:outline-level="2">🧰 八、啟動流程</text:h>
      <text:list xml:id="list1362546923" text:style-name="L1">
        <text:list-item>
          <text:p text:style-name="P7">在專案資料夾中建立資料庫：</text:p>
          <text:p text:style-name="P3"><text:span text:style-name="Source_20_Text">flask shell</text:span></text:p>
          <text:p text:style-name="P3"><text:span text:style-name="Source_20_Text">&gt;&gt;&gt; from app import db</text:span></text:p>
          <text:p text:style-name="P3"><text:span text:style-name="Source_20_Text">&gt;&gt;&gt; db.create_all()</text:span></text:p>
          <text:p text:style-name="P5"><text:span text:style-name="Source_20_Text">&gt;&gt;&gt; exit()</text:span></text:p>
        </text:list-item>
        <text:list-item>
          <text:p text:style-name="P7">執行 Flask：</text:p>
          <text:p text:style-name="P5"><text:span text:style-name="Source_20_Text">python app.py</text:span></text:p>
        </text:list-item>
        <text:list-item>
          <text:p text:style-name="P7">開啟瀏覽器 → <text:span text:style-name="Source_20_Text">http://127.0.0.1:5000</text:span></text:p>
        </text:list-item>
      </text:list>
      <text:p text:style-name="Horizontal_20_Line"/>
      <text:h text:style-name="Heading_20_2" text:outline-level="2">✅ 結果</text:h>
      <text:list xml:id="list2065343711" text:style-name="L2">
        <text:list-item>
          <text:p text:style-name="P8">首頁可輸入健康資料</text:p>
        </text:list-item>
        <text:list-item>
          <text:p text:style-name="P8">提交後資料存入 SQLite (<text:span text:style-name="Source_20_Text">health.db</text:span>)</text:p>
        </text:list-item>
        <text:list-item>
          <text:p text:style-name="P8">Dashboard 顯示 Chart.js 長條圖視覺化分析分數</text:p>
        </text:list-item>
      </text:list>
      <text:p text:style-name="Horizontal_20_Line"/>
      <text:p text:style-name="Text_20_body">是否希望我幫你把這個完整專案打包成可直接下載的 zip（包含範例資料與啟動說明）？<text:line-break/>這樣你可以直接解壓 → 執行 → 立刻看到結果。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5-10-08T17:04:54.808000000</dc:date>
    <meta:editing-duration>PT9M23S</meta:editing-duration>
    <meta:editing-cycles>9</meta:editing-cycles>
    <meta:document-statistic meta:table-count="0" meta:image-count="0" meta:object-count="0" meta:page-count="4" meta:paragraph-count="148" meta:word-count="628" meta:character-count="4090" meta:non-whitespace-character-count="3393"/>
  </office:meta>
</office:document-meta>
</file>